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paragraph-rsid="00101be7"/>
    </style:style>
    <style:style style:name="P2" style:family="paragraph" style:parent-style-name="Standard">
      <style:paragraph-properties fo:text-align="center" style:justify-single-word="false"/>
      <style:text-properties officeooo:rsid="00101be7" officeooo:paragraph-rsid="00101be7"/>
    </style:style>
    <style:style style:name="P3" style:family="paragraph" style:parent-style-name="Standard">
      <style:paragraph-properties fo:text-align="start" style:justify-single-word="false"/>
      <style:text-properties officeooo:rsid="00101be7" officeooo:paragraph-rsid="00101be7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01be7" officeooo:paragraph-rsid="00101be7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1244d" officeooo:paragraph-rsid="0011244d"/>
    </style:style>
    <style:style style:name="P6" style:family="paragraph" style:parent-style-name="Standard" style:list-style-name="L2">
      <style:paragraph-properties fo:text-align="start" style:justify-single-word="false"/>
      <style:text-properties officeooo:rsid="0011244d" officeooo:paragraph-rsid="0011244d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120f64" officeooo:paragraph-rsid="00120f64"/>
    </style:style>
    <style:style style:name="T1" style:family="text">
      <style:text-properties officeooo:rsid="00101be7"/>
    </style:style>
    <style:style style:name="T2" style:family="text">
      <style:text-properties officeooo:rsid="0011244d"/>
    </style:style>
    <style:style style:name="T3" style:family="text">
      <style:text-properties officeooo:rsid="001208d9"/>
    </style:style>
    <style:style style:name="T4" style:family="text">
      <style:text-properties officeooo:rsid="00120f64"/>
    </style:style>
    <style:style style:name="T5" style:family="text">
      <style:text-properties officeooo:rsid="0013271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S 528 Final Project Proposal</text:p>
      <text:p text:style-name="P2"/>
      <text:p text:style-name="P3">Project Name: AI Talker Network</text:p>
      <text:p text:style-name="P3">Description: A program to manage a network of AI instances and facilitate conversation between them.</text:p>
      <text:p text:style-name="P3"/>
      <text:p text:style-name="P3"><text:span text:style-name="T2">Team Members &amp; Roles</text:span>: Michael Ballard <text:span text:style-name="T2">(Developer)</text:span> &amp; Jared Winkens <text:span text:style-name="T2">(Developer)</text:span></text:p>
      <text:p text:style-name="P3"/>
      <text:p text:style-name="P3">Abstract <text:span text:style-name="T2">(w</text:span>hat is the problem and the proposed solution?<text:span text:style-name="T2">): </text:span><text:span text:style-name="T4">There is currently no software that has the ability to simulate conversations </text:span><text:span text:style-name="T5">between multiple AI models across a network. The ability to simulate conversations in this way would allow ...</text:span></text:p>
      <text:p text:style-name="P3"/>
      <text:p text:style-name="P3">Resources Needed: Lab Computers, AI Models</text:p>
      <text:p text:style-name="P3"/>
      <text:p text:style-name="P3">Milestones (Weekly):</text:p>
      <text:p text:style-name="P3"/>
      <text:list text:style-name="L1">
        <text:list-item>
          <text:p text:style-name="P1"><text:span text:style-name="T1">Week 1 (</text:span><text:span text:style-name="T2">3/23 – 3/29): Get a basic chat server with multiple clients working in C++ with our own connection protocol. </text:span></text:p>
        </text:list-item>
        <text:list-item>
          <text:p text:style-name="P5">Week 2 (3/30 – 4/5): <text:span text:style-name="T3">Develop a system for managing which AI is talking and when.</text:span></text:p>
        </text:list-item>
        <text:list-item>
          <text:p text:style-name="P5">Week 3 (4/6 – 4/12): <text:span text:style-name="T3">Integrate AI’s into the chat server.</text:span></text:p>
        </text:list-item>
        <text:list-item>
          <text:p text:style-name="P5">Week 4 (4/13 – 4/19): <text:span text:style-name="T4">Develop a system for customizing the AI’s personalities</text:span></text:p>
        </text:list-item>
        <text:list-item>
          <text:p text:style-name="P5">Week 5 (4/20 – 4/26): <text:span text:style-name="T4">Develop a basic GUI</text:span> </text:p>
        </text:list-item>
      </text:list>
      <text:p text:style-name="P3"/>
      <text:p text:style-name="P3"/>
      <text:p text:style-name="P3">Expected Problems: </text:p>
      <text:list text:style-name="L2">
        <text:list-item>
          <text:p text:style-name="P6">How to decide which AI is talking and when.</text:p>
        </text:list-item>
        <text:list-item>
          <text:p text:style-name="P7">How to make sure the talkers stay on topic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4:50:06.468363854</meta:creation-date>
    <dc:date>2025-03-18T15:44:34.308638220</dc:date>
    <meta:editing-duration>PT4M12S</meta:editing-duration>
    <meta:editing-cycles>1</meta:editing-cycles>
    <meta:document-statistic meta:table-count="0" meta:image-count="0" meta:object-count="0" meta:page-count="1" meta:paragraph-count="15" meta:word-count="175" meta:character-count="1031" meta:non-whitespace-character-count="870"/>
    <meta:generator>LibreOffice/24.2.5.2$Linux_X86_64 LibreOffice_project/420$Build-2</meta:generator>
  </office:meta>
</office:document-meta>
</file>